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officeooo:rsid="00103cb8" officeooo:paragraph-rsid="00103cb8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Ex4_2----</text:p>
      <text:p text:style-name="P2">Objective:</text:p>
      <text:p text:style-name="P2">Understand regular expression usage within Python <text:s/></text:p>
      <text:p text:style-name="P2"/>
      <text:p text:style-name="P2">Prereqs: </text:p>
      <text:p text:style-name="P2"/>
      <text:p text:style-name="P2">Narrative:</text:p>
      <text:p text:style-name="P2">Regular Expressions are an extremely powerful part of the Python language. <text:s/>They allow you to search for precise patterns of interest using generic search terms. <text:s/>Through regular expressions, it is easy to parse through large files looking for only the information of interest.</text:p>
      <text:p text:style-name="P2">A good example of using regular expression is in data validation. <text:s/>This is particularly handy for web applications that require user input such as email addresses, phone numbers, and social security numbers. <text:s/>It gives the programmer a method of validating the user input against a set of criteria before processing it further.</text:p>
      <text:p text:style-name="P2">Below is an example of the criteria that could be used to parse social security numbers:</text:p>
      <text:p text:style-name="P2">A Social Security number CANNOT : </text:p>
      <text:p text:style-name="P2">Have any of the three groups with all 0’s (000-##-###, etc)</text:p>
      <text:p text:style-name="P4">Separator must be a space or a dash:</text:p>
      <text:p text:style-name="P2">Begin with ’666′.</text:p>
      <text:p text:style-name="P2">Begin with any value from ’900-999′</text:p>
      <text:p text:style-name="P2">Be two specific largely compromised SSNs</text:p>
      <text:p text:style-name="P2"/>
      <text:p text:style-name="P2">References:</text:p>
      <text:p text:style-name="P1"><text:span text:style-name="T1"><text:tab/>Social Security. (n.d.). Retrieved August 30, 2016, from </text:span><text:a xlink:type="simple" xlink:href="https://www.ssa.gov/history/ssn/misused.html" text:style-name="Internet_20_link" text:visited-style-name="Visited_20_Internet_20_Link"><text:span text:style-name="T2">https://www.ssa.gov/history/ssn/misused.html</text:span></text:a></text:p>
      <text:p text:style-name="P1"><text:a xlink:type="simple" xlink:href="https://regex101.com/" text:style-name="Internet_20_link" text:visited-style-name="Visited_20_Internet_20_Link"><text:span text:style-name="T2">https://regex101.com/</text:span></text:a></text:p>
      <text:p text:style-name="P2"/>
      <text:p text:style-name="P2"/>
      <text:p text:style-name="P2"/>
      <text:p text:style-name="P2">Challenge:</text:p>
      <text:p text:style-name="P2"><text:soft-page-break/><text:tab/>In this challenge, you are presented with exfil from an IT administrator's workstation. <text:s/>Unfortunately, the data was corrupted as it left the network. <text:s/>Now it is up to you to extract the items of interest. <text:s/>Keep in mind, this is a catalog of user information from the network compiled by multiple Admins over a number of years, as such, the items you are looking for may be present in any number of commonly used formats for that type of data.</text:p>
      <text:p text:style-name="P2">#1 - Locate all valid IPv4 addresses with in the document. <text:s/>Create a sha1 hash of the number found.</text:p>
      <text:p text:style-name="P2">#2 - Locate all valid US phone numbers with in the document. <text:s/>Create a sha1 hash of the number found.</text:p>
      <text:p text:style-name="P2">#3 - Locate all valid social security numbers in the document. Create a sha1 has of the number found.</text:p>
      <text:p text:style-name="P2"/>
      <text:p text:style-name="P2">Data: </text:p>
      <text:p text:style-name="P2">ex4_2_data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13:56:19.628445726</dc:date>
    <meta:editing-duration>PT59S</meta:editing-duration>
    <meta:editing-cycles>2</meta:editing-cycles>
    <meta:generator>LibreOffice/5.1.6.1.0$Linux_X86_64 LibreOffice_project/10$Build-1</meta:generator>
    <meta:document-statistic meta:table-count="0" meta:image-count="0" meta:object-count="0" meta:page-count="2" meta:paragraph-count="24" meta:word-count="314" meta:character-count="1914" meta:non-whitespace-character-count="1609"/>
  </office:meta>
</office:document-meta>
</file>